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7.112cm" svg:height="1.651cm" svg:x="7.27cm" svg:y="6.2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7.397cm" svg:y="6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8.798cm" svg:y="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0.199cm" svg:y="6.4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1.6cm" svg:y="6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3.001cm" svg:y="6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1" draw:text-style-name="P1" draw:layer="layout" svg:width="5.766cm" svg:height="1.651cm" svg:x="4.051cm" svg:y="0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4.178cm" svg:y="0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5.579cm" svg:y="0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6.98cm" svg:y="0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8.381cm" svg:y="0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1.442cm" svg:height="1.83cm" svg:x="10.193cm" svg:y="7.601cm">
          <draw:text-box>
            <text:p><text:span text:style-name="T1">V</text:span></text:p>
          </draw:text-box>
        </draw:frame>
        <draw:connector draw:style-name="gr3" draw:text-style-name="P1" draw:layer="layout" draw:type="line" svg:x1="10.826cm" svg:y1="6.286cm" svg:x2="6.934cm" svg:y2="1.749cm" draw:start-shape="id1" draw:start-glue-point="0" draw:end-shape="id2" draw:end-glue-point="2" svg:d="M10826 6286l-3892-4537" svg:viewBox="0 0 3893 4538">
          <text:p/>
        </draw:connector>
        <draw:frame draw:style-name="gr4" draw:text-style-name="P2" draw:layer="layout" svg:width="1.831cm" svg:height="1.83cm" svg:x="8.676cm" svg:y="2.683cm">
          <draw:text-box>
            <text:p><text:span text:style-name="T1">W</text:span></text:p>
          </draw:text-box>
        </draw:frame>
        <draw:frame draw:style-name="gr4" draw:text-style-name="P2" draw:layer="layout" svg:width="1.285cm" svg:height="1.83cm" svg:x="9.836cm" svg:y="0.067cm">
          <draw:text-box>
            <text:p><text:span text:style-name="T1">h</text:span></text:p>
          </draw:text-box>
        </draw:frame>
        <draw:g xml:id="id3" draw:id="id3">
          <draw:custom-shape draw:style-name="gr1" draw:text-style-name="P1" draw:layer="layout" svg:width="5.715cm" svg:height="1.651cm" svg:x="0.125cm" svg:y="6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0.252cm" svg:y="6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1.653cm" svg:y="6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3.054cm" svg:y="6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svg:x="4.455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1.598cm" svg:height="1.83cm" svg:x="1.918cm" svg:y="7.622cm">
          <draw:text-box>
            <text:p><text:span text:style-name="T1">Q</text:span></text:p>
          </draw:text-box>
        </draw:frame>
        <draw:connector draw:style-name="gr3" draw:text-style-name="P1" draw:layer="layout" draw:type="line" svg:x1="2.982cm" svg:y1="6.255cm" svg:x2="6.934cm" svg:y2="1.749cm" draw:start-shape="id3" draw:start-glue-point="0" draw:end-shape="id2" draw:end-glue-point="2" svg:d="M2982 6255l3952-4506" svg:viewBox="0 0 3953 4507">
          <text:p/>
        </draw:connector>
        <draw:frame draw:style-name="gr4" draw:text-style-name="P2" draw:layer="layout" svg:width="1.518cm" svg:height="1.83cm" svg:x="3.429cm" svg:y="2.921cm">
          <draw:text-box>
            <text:p><text:span text:style-name="T1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478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17:49:33.924368523</meta:creation-date>
    <dc:date>2016-11-14T18:56:54.436178072</dc:date>
    <meta:editing-duration>P0D</meta:editing-duration>
    <meta:editing-cycles>2</meta:editing-cycles>
    <meta:generator>LibreOffice/4.2.8.2$Linux_X86_64 LibreOffice_project/420m0$Build-2</meta:generator>
    <meta:document-statistic meta:object-count="26"/>
  </office:meta>
</office:document-meta>
</file>